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sans-serif"/>
    <style:font-face style:name="Arial1" svg:font-family="Arial" style:font-family-generic="swiss"/>
    <style:font-face style:name="Lato1" svg:font-family="Lato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Lato1" fo:font-size="12pt" officeooo:rsid="00049f10" officeooo:paragraph-rsid="00054032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Lato1" fo:font-size="12pt" officeooo:rsid="00049f10" officeooo:paragraph-rsid="00080dad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Lato1" fo:font-size="12pt" officeooo:rsid="00049f10" officeooo:paragraph-rsid="00049f10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officeooo:paragraph-rsid="000337d4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color="#000000" loext:opacity="100%" style:font-name="Lato1" fo:font-size="12pt" fo:font-weight="normal" officeooo:rsid="00049f10" officeooo:paragraph-rsid="00049f10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color="#000000" loext:opacity="100%" style:font-name="Lato1" fo:font-size="12pt" officeooo:paragraph-rsid="000d60db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color="#000000" loext:opacity="100%" style:font-name="Lato1" fo:font-size="12pt" officeooo:paragraph-rsid="00038fe7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color="#000000" loext:opacity="100%" style:font-name="Lato1" fo:font-size="12pt" officeooo:rsid="00049f10" officeooo:paragraph-rsid="00049f10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style:font-name="Lato1" fo:font-size="12pt" officeooo:paragraph-rsid="000337d4" style:font-size-asian="12pt" style:font-size-complex="12pt"/>
    </style:style>
    <style:style style:name="T1" style:family="text">
      <style:text-properties fo:font-variant="normal" fo:text-transform="none" fo:color="#4d4d4d" loext:opacity="100%" style:font-name="Lato1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4d4d4d" loext:opacity="100%" style:font-name="Lato1" fo:font-size="12pt" fo:letter-spacing="normal" fo:font-style="normal" fo:font-weight="normal" officeooo:rsid="000337d4" style:font-size-asian="12pt" style:font-size-complex="12pt"/>
    </style:style>
    <style:style style:name="T3" style:family="text">
      <style:text-properties fo:font-variant="normal" fo:text-transform="none" fo:color="#4d4d4d" loext:opacity="100%" style:font-name="Lato1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4d4d4d" loext:opacity="100%" fo:letter-spacing="normal" fo:font-style="normal" fo:font-weight="normal"/>
    </style:style>
    <style:style style:name="T5" style:family="text">
      <style:text-properties fo:font-variant="normal" fo:text-transform="none" fo:color="#4d4d4d" loext:opacity="100%" fo:letter-spacing="normal" fo:font-style="normal" fo:font-weight="normal" officeooo:rsid="000337d4"/>
    </style:style>
    <style:style style:name="T6" style:family="text">
      <style:text-properties fo:font-variant="normal" fo:text-transform="none" fo:color="#c9211e" loext:opacity="100%" style:font-name="Lato1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c9211e" loext:opacity="100%" style:font-name="Lato1" fo:font-size="12pt" fo:letter-spacing="normal" fo:font-style="normal" fo:font-weight="bold" officeooo:rsid="00038fe7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c9211e" loext:opacity="100%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c9211e" loext:opacity="100%" fo:letter-spacing="normal" fo:font-style="normal" fo:font-weight="bold" officeooo:rsid="00038fe7" style:font-weight-asian="bold" style:font-weight-complex="bold"/>
    </style:style>
    <style:style style:name="T10" style:family="text">
      <style:text-properties fo:font-variant="normal" fo:text-transform="none" fo:color="#c9211e" loext:opacity="100%" fo:letter-spacing="normal" fo:font-style="normal" fo:font-weight="bold" officeooo:rsid="00080dad" style:font-weight-asian="bold" style:font-weight-complex="bold"/>
    </style:style>
    <style:style style:name="T11" style:family="text">
      <style:text-properties fo:font-variant="normal" fo:text-transform="none" fo:color="#c9211e" loext:opacity="100%" fo:letter-spacing="normal" fo:font-style="normal" fo:font-weight="bold" officeooo:rsid="00049f10" style:font-weight-asian="bold" style:font-weight-complex="bold"/>
    </style:style>
    <style:style style:name="T12" style:family="text">
      <style:text-properties fo:font-variant="normal" fo:text-transform="none" fo:color="#c9211e" loext:opacity="100%" fo:letter-spacing="normal" fo:font-style="normal" fo:font-weight="bold" officeooo:rsid="000d1a89" style:font-weight-asian="bold" style:font-weight-complex="bold"/>
    </style:style>
    <style:style style:name="T13" style:family="text">
      <style:text-properties fo:font-variant="normal" fo:text-transform="none" fo:color="#c9211e" loext:opacity="100%" fo:letter-spacing="normal" fo:font-style="normal" fo:font-weight="bold" officeooo:rsid="000d60db" style:font-weight-asian="bold" style:font-weight-complex="bold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fo:letter-spacing="normal" fo:font-style="normal" officeooo:rsid="0009f654"/>
    </style:style>
    <style:style style:name="T1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bold" officeooo:rsid="00049f10" style:font-weight-asian="bold" style:font-weight-complex="bold"/>
    </style:style>
    <style:style style:name="T18" style:family="text">
      <style:text-properties fo:font-variant="normal" fo:text-transform="none" fo:letter-spacing="normal" fo:font-style="normal" fo:font-weight="bold" officeooo:rsid="000d60db" style:font-weight-asian="bold" style:font-weight-complex="bold"/>
    </style:style>
    <style:style style:name="T19" style:family="text">
      <style:text-properties fo:font-variant="normal" fo:text-transform="none" fo:letter-spacing="normal" fo:font-style="normal" fo:font-weight="bold" officeooo:rsid="00038fe7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bold" officeooo:rsid="000d1a89" style:font-weight-asian="bold" style:font-weight-complex="bold"/>
    </style:style>
    <style:style style:name="T21" style:family="text">
      <style:text-properties officeooo:rsid="00054032"/>
    </style:style>
    <style:style style:name="T22" style:family="text">
      <style:text-properties officeooo:rsid="00080dad"/>
    </style:style>
    <style:style style:name="T23" style:family="text">
      <style:text-properties officeooo:rsid="0009f654"/>
    </style:style>
    <style:style style:name="T24" style:family="text">
      <style:text-properties officeooo:rsid="000bb618"/>
    </style:style>
    <style:style style:name="T25" style:family="text">
      <style:text-properties officeooo:rsid="000d1a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7">Características marcantes dos gêneros textuais acadêmico-científicos</text:span></text:p>
      <text:p text:style-name="P6"><text:span text:style-name="T18">Disciplina: Comunicação</text:span><text:span text:style-name="T17"> </text:span></text:p>
      <text:p text:style-name="P8"><text:span text:style-name="T16">Aluno: </text:span><text:span text:style-name="T19">F</text:span><text:span text:style-name="T16">rancisco Paulo Abreu Alves</text:span></text:p>
      <text:p text:style-name="P8"><text:span text:style-name="T16">Data: 30.11.2021</text:span></text:p>
      <text:p text:style-name="P8"><text:span text:style-name="T16"/></text:p>
      <text:p text:style-name="P7"><text:span text:style-name="T20">Quais são a</text:span><text:span text:style-name="T16">s características desse tipo de texto, o artigo científico?</text:span></text:p>
      <text:p text:style-name="P5"><text:span text:style-name="T14">Objetividade, a isenção do autor, sua fidelidade ao fato, a descrição pura e simples, a neutralidade, sem posicionamentos subjetivos, ideológicos ou éticos, </text:span><text:span text:style-name="T15">precisão na informação</text:span><text:span text:style-name="T14">. Levantamento de dados históricos </text:span><text:span text:style-name="T15">que dar consistência</text:span><text:span text:style-name="T14">, elementos pré-textual, desenvolvimento, pós-textual, referencial à fontes bibliográficas.</text:span></text:p>
      <text:p text:style-name="P8"><text:span text:style-name="T16"><text:s/></text:span></text:p>
      <text:p text:style-name="P7"><text:span text:style-name="T20">Quais f</text:span><text:span text:style-name="T16">atores são percebidos e que fazem este texto ser classificado como sendo um tipo do gênero científico acadêmico?</text:span></text:p>
      <text:p text:style-name="P1">Primeiro, pode-<text:span text:style-name="T25">se </text:span>observar que no texto <text:span text:style-name="T23">predomina a </text:span>neutralidade, pois em nenhum momento se destaca a opinião do autor, mas o relato fiel dos fatos abordados.</text:p>
      <text:p text:style-name="P1"/>
      <text:p text:style-name="P2"><text:span text:style-name="T21">Segundo, podemos ainda destacar outro elemento característico deste tipo de texto, busca pela objetividade, em tentar evidenciar ao autor o sentido do texto, sua função de comunicar ao leitor.</text:span></text:p>
      <text:p text:style-name="P2"/>
      <text:p text:style-name="P2"><text:span text:style-name="T22">Terceiro, o texto referencia outros autores para que ele seja validado com outras fontes já consagradas.</text:span></text:p>
      <text:p text:style-name="P2"/>
      <text:p text:style-name="P2"><text:span text:style-name="T24">Quarto, também se encontra neste texto o elemento clareza, apesar de ser um texto bem formal por trazer algumas palavras não tão usuais. 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sans-serif"/>
    <style:font-face style:name="Arial1" svg:font-family="Arial" style:font-family-generic="swiss"/>
    <style:font-face style:name="Lato1" svg:font-family="Lato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22:39:23.366000000</meta:creation-date>
    <dc:date>2021-11-30T23:47:16.391000000</dc:date>
    <meta:editing-duration>PT25M47S</meta:editing-duration>
    <meta:editing-cycles>7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2" meta:word-count="179" meta:character-count="1248" meta:non-whitespace-character-count="1077"/>
  </office:meta>
</office:document-meta>
</file>